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raphik" svg:font-family="Graphik"/>
    <style:font-face style:name="Mandali" svg:font-family="Mandali, sans-serif"/>
    <style:font-face style:name="Noto Sans" svg:font-family="'Noto Sans', 'Helvetica Neue', 'Segoe UI', Helvetica, Verdana, Arial, sans-serif"/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993in" table:align="left"/>
    </style:style>
    <style:style style:name="Table1.A" style:family="table-column">
      <style:table-column-properties style:column-width="1.8021in"/>
    </style:style>
    <style:style style:name="Table1.B" style:family="table-column">
      <style:table-column-properties style:column-width="1.497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font-variant="normal" fo:text-transform="none" fo:color="#212529" style:font-name="Graphik" fo:font-size="11.25pt" fo:letter-spacing="normal" fo:font-style="italic" fo:font-weight="normal"/>
    </style:style>
    <style:style style:name="P2" style:family="paragraph" style:parent-style-name="Standard">
      <style:text-properties style:font-name="Times New Roman1" fo:font-weight="normal" style:font-weight-asian="normal" style:font-weight-complex="normal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529" style:font-name="Times New Roman1" fo:font-size="12pt" fo:letter-spacing="normal" fo:font-style="normal"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e5768" style:font-name="Mandali" fo:font-size="11.25pt" fo:letter-spacing="normal" fo:font-style="normal" fo:font-weight="normal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</style:style>
    <style:style style:name="P8" style:family="paragraph" style:parent-style-name="Table_20_Contents">
      <style:paragraph-properties fo:padding="0.0193in" fo:border="0.0008in solid #cccccc"/>
    </style:style>
    <style:style style:name="P9" style:family="paragraph" style:parent-style-name="Text_20_body" style:list-style-name="L8"/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9"/>
    <style:style style:name="P18" style:family="paragraph" style:parent-style-name="Standard" style:list-style-name="L10"/>
    <style:style style:name="P19" style:family="paragraph" style:parent-style-name="Standard" style:list-style-name="L12"/>
    <style:style style:name="P20" style:family="paragraph" style:parent-style-name="Standard" style:list-style-name="L12">
      <style:paragraph-properties fo:text-align="start" style:justify-single-word="false" fo:orphans="2" fo:widows="2"/>
      <style:text-properties fo:font-variant="normal" fo:text-transform="none" fo:color="#4e5768" style:font-name="Mandali" fo:font-size="11.25pt" fo:letter-spacing="normal" fo:font-style="normal" fo:font-weight="normal"/>
    </style:style>
    <style:style style:name="P21" style:family="paragraph" style:parent-style-name="Standard" style:list-style-name="L11">
      <style:paragraph-properties fo:margin-left="0in" fo:margin-right="0in" fo:text-align="start" style:justify-single-word="false" fo:orphans="2" fo:widows="2" fo:text-indent="0in" style:auto-text-indent="false"/>
    </style:style>
    <style:style style:name="P22" style:family="paragraph" style:parent-style-name="Standard" style:list-style-name="L11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e5768" style:font-name="Mandali" fo:font-size="11.25pt" fo:letter-spacing="normal" fo:font-style="normal" fo:font-weight="normal"/>
    </style:style>
    <style:style style:name="P23" style:family="paragraph" style:list-style-name="L12"/>
    <style:style style:name="P24" style:family="paragraph" style:list-style-name="L1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000000" style:font-name="Times New Roman1" fo:font-size="10.5pt" fo:letter-spacing="normal" fo:font-style="normal" fo:font-weight="normal"/>
    </style:style>
    <style:style style:name="T8" style:family="text">
      <style:text-properties fo:font-variant="normal" fo:text-transform="none" fo:color="#4e5768" style:font-name="Mandali" fo:font-size="11.25pt" fo:letter-spacing="normal" fo:font-style="normal" fo:font-weight="normal"/>
    </style:style>
    <style:style style:name="T9" style:family="text">
      <style:text-properties fo:font-variant="normal" fo:text-transform="none" fo:color="#4e5768" style:font-name="Mandali" fo:font-size="11.25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4e5768" style:font-name="Mandali" fo:font-size="11.25pt" fo:letter-spacing="normal" fo:font-style="italic" fo:font-weight="normal" style:font-style-asian="italic" style:font-style-complex="italic"/>
    </style:style>
    <style:style style:name="T11" style:family="text">
      <style:text-properties fo:font-variant="normal" fo:text-transform="none" fo:color="#4e5768" fo:letter-spacing="normal"/>
    </style:style>
    <style:style style:name="T12" style:family="text">
      <style:text-properties fo:font-variant="normal" fo:text-transform="none" fo:color="#505050" style:font-name="Noto Sans" fo:font-size="10.5pt" fo:letter-spacing="normal" fo:font-style="normal" fo:font-weight="normal"/>
    </style:style>
    <style:style style:name="T13" style:family="text">
      <style:text-properties fo:font-variant="normal" fo:text-transform="none" fo:color="#505050" style:font-name="Noto Sans" fo:font-size="10.5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15" style:family="text">
      <style:text-properties fo:font-variant="normal" fo:text-transform="none" fo:color="#202124" style:font-name="arial" fo:font-size="12pt" fo:letter-spacing="normal" fo:font-style="normal" fo:font-weight="bold"/>
    </style:style>
    <style:style style:name="T16" style:family="text">
      <style:text-properties fo:color="#000000" style:font-name="Times New Roman1"/>
    </style:style>
    <style:style style:name="T1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AWS Cheat_Sheet</text:p>
      <text:p text:style-name="Standard"/>
      <text:p text:style-name="Standard">Messaging Queues - </text:p>
      <text:list xml:id="list1871227840882446013" text:style-name="L1">
        <text:list-item>
          <text:p text:style-name="P10">SQS</text:p>
          <text:list>
            <text:list-header>
              <text:p text:style-name="P10">Long Polling - </text:p>
              <text:p text:style-name="P10">Short Polling -</text:p>
            </text:list-header>
          </text:list>
        </text:list-item>
      </text:list>
      <text:p text:style-name="Standard"/>
      <text:list xml:id="list5718087225438280312" text:style-name="L2">
        <text:list-item>
          <text:p text:style-name="P11">FIFO</text:p>
          <text:p text:style-name="P11"><text:s/></text:p>
        </text:list-item>
      </text:list>
      <text:p text:style-name="Standard"/>
      <text:p text:style-name="Standard">DB</text:p>
      <text:p text:style-name="Standard"/>
      <text:list xml:id="list7957182508400505529" text:style-name="L3">
        <text:list-item>
          <text:p text:style-name="P12"><text:span text:style-name="T1">DynamoDB</text:span> – Scalable, Availability, Key-Value Pair</text:p>
          <text:list>
            <text:list-header>
              <text:p text:style-name="P12">1. DAX – acts as cache </text:p>
              <text:p text:style-name="P12">2. horizontally scalable</text:p>
            </text:list-header>
          </text:list>
        </text:list-item>
        <text:list-item>
          <text:p text:style-name="P12"><text:span text:style-name="T1">Athena</text:span> – <text:span text:style-name="T2">perform analytics</text:span> over complex data</text:p>
        </text:list-item>
        <text:list-item>
          <text:p text:style-name="P12"><text:span text:style-name="T1">EFS</text:span> – Explanation EFS is a fully-managed service that makes it easy to set up and scale file storage in the Amazon Cloud EFS uses the NFSv4.1 protocol Amazon EFS is <text:span text:style-name="T1">designed to burst to allow high throughput levels for periods of time,</text:span> EFS offers the ability to <text:span text:style-name="T1">encrypt data at rest and in transit</text:span> . <text:span text:style-name="T3">Can be mounted on multiple instances and across regions.</text:span></text:p>
        </text:list-item>
      </text:list>
      <text:p text:style-name="Standard"><text:tab/>– can be scaled automatically.<text:line-break/> <text:tab/>– can be accessed concurrently by multiple EC2 instances.<text:line-break/> <text:tab/>– support file-level locking. </text:p>
      <text:list xml:id="list35596328" text:continue-numbering="true" text:style-name="L3">
        <text:list-item>
          <text:p text:style-name="P12"><text:span text:style-name="T1">RedShift</text:span> - Data_Warehouse service – fast, high availability, Transaction DB</text:p>
        </text:list-item>
        <text:list-item>
          <text:p text:style-name="P12"><text:span text:style-name="T1">Aurora</text:span> – high performance, availability, <text:s text:c="2"/>for relational data – MySQL, PostgreSQL</text:p>
        </text:list-item>
      </text:list>
      <text:p text:style-name="Standard"/>
      <text:p text:style-name="Standard"/>
      <text:p text:style-name="Standard">Storages – </text:p>
      <text:list xml:id="list6426540898568841452" text:style-name="L4">
        <text:list-item>
          <text:p text:style-name="P13">S3 – Simple Storage – Standard, datalake, Glacier</text:p>
          <text:list>
            <text:list-header>
              <text:p text:style-name="P13">a. S3 Intelligent-Tiering – when<text:span text:style-name="T1"> access patterns are unknown</text:span>, changes class based on access patterns thus saving cost</text:p>
            </text:list-header>
          </text:list>
        </text:list-item>
      </text:list>
      <text:p text:style-name="Standard">S3 Standard Infrequent Access <text:s/>retrival - </text:p>
      <text:p text:style-name="Standard">Glacier Expedited retrievals - </text:p>
      <text:p text:style-name="Standard">Glacier standard retrievals <text:s/>- </text:p>
      <text:p text:style-name="Standard">Glacier bulk retrievals <text:s/>- </text:p>
      <text:p text:style-name="Standard">S3 One Zone IA - </text:p>
      <text:p text:style-name="Standard"/>
      <text:p text:style-name="Standard"/>
      <text:p text:style-name="Standard"/>
      <text:p text:style-name="Standard"/>
      <text:list xml:id="list35590039" text:continue-numbering="true" text:style-name="L4">
        <text:list-item>
          <text:p text:style-name="P13">EBS – works as a Hard Disc(or External Storage),</text:p>
          <text:list>
            <text:list-item>
              <text:list>
                <text:list-header>
                  <text:p text:style-name="P13">can be attached and detached from any instance/EC2,</text:p>
                  <text:p text:style-name="P13">encryption - <text:s/>in transit, data-at-rest.</text:p>
                </text:list-header>
                <text:list-item>
                  <text:p text:style-name="P13">Can be mounted only on one EC2 in a single region. 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Monitoring/logs</text:p>
      <text:list xml:id="list5344880146381920274" text:style-name="L5">
        <text:list-item>
          <text:p text:style-name="P14">CloudWatch – logs of action performed on AWS service</text:p>
        </text:list-item>
        <text:list-item>
          <text:p text:style-name="P14">CloudTrail – logs of activity (example accessing a function, number of hits to a lambda)</text:p>
        </text:list-item>
        <text:list-item>
          <text:p text:style-name="P14"><text:soft-page-break/></text:p>
        </text:list-item>
      </text:list>
      <text:p text:style-name="Standard"/>
      <text:p text:style-name="Standard">VPC</text:p>
      <text:list xml:id="list101027021436556048" text:style-name="L6">
        <text:list-item>
          <text:p text:style-name="P15">Regional Level service</text:p>
        </text:list-item>
        <text:list-item>
          <text:p text:style-name="P15">can have instances/EC2 machines – in different AZ's inside VPC</text:p>
        </text:list-item>
        <text:list-item>
          <text:p text:style-name="P15"/>
        </text:list-item>
      </text:list>
      <text:p text:style-name="Standard"/>
      <text:p text:style-name="Standard"/>
      <text:p text:style-name="Standard">Placement <text:s/>Groups</text:p>
      <text:list xml:id="list2958817623614798308" text:style-name="L7">
        <text:list-item>
          <text:p text:style-name="P16"><text:span text:style-name="T1">Cluster</text:span> PG – all instances of same type, for HPC, closely packed, same underlying hardware</text:p>
        </text:list-item>
        <text:list-item>
          <text:p text:style-name="P16"><text:span text:style-name="T1">Partion</text:span> PG – one type of instances in one partition with same type of underlying hardware, 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6"><text:span text:style-name="T4">use</text:span> – Hadoop, Kafka, Cassandra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<text:span text:style-name="T1">Spread</text:span> PG – varying type of <text:span text:style-name="T3">small</text:span> group of instances with varying <text:s/>underlying hardware.</text:p>
        </text:list-item>
      </text:list>
      <text:p text:style-name="Standard"/>
      <text:p text:style-name="P1">Amazon API Gateway – to fetch data from AWS services securely</text:p>
      <text:p text:style-name="Text_20_body"><text:span text:style-name="T1">Amazon Cognito </text:span>- <text:s/></text:p>
      <text:p text:style-name="Text_20_body">To identify user(kind of authentication) and app data sync across all mobile/web apps</text:p>
      <text:p text:style-name="Text_20_body"><text:line-break/></text:p>
      <text:p text:style-name="Text_20_body">Elastic Load Balancer</text:p>
      <text:list xml:id="list8661233095840987175" text:style-name="L8">
        <text:list-item>
          <text:p text:style-name="P9">ALB – HTTP/HTTPS</text:p>
        </text:list-item>
        <text:list-item>
          <text:p text:style-name="P9">NLB – TCP/UPD , reduce latency</text:p>
        </text:list-item>
        <text:list-item>
          <text:p text:style-name="P9">Classic LB – HTTP/HTTPS/TCP/UDP</text:p>
        </text:list-item>
      </text:list>
      <text:p text:style-name="Standard"/>
      <text:p text:style-name="Standard">AWS Direct Connect </text:p>
      <text:p text:style-name="Standard"><text:tab/>- Connect to multiple VPC's, connect VPC to a Data center through a <text:span text:style-name="T3">virtual private interface </text:span><text:span text:style-name="T5"><text:tab/><text:tab/> <text:s text:c="2"/>and reduce cost of </text:span><text:span text:style-name="T3">cross-region </text:span><text:span text:style-name="T5">basis</text:span>.</text:p>
      <text:list xml:id="list3046707555723981185" text:style-name="L9">
        <text:list-item>
          <text:list>
            <text:list-item>
              <text:p text:style-name="P17">Takes long time to order a Direct-Connect link.</text:p>
            </text:list-item>
            <text:list-item>
              <text:p text:style-name="P17">Dedicated Connection from On-Premise to AWS</text:p>
            </text:list-item>
          </text:list>
        </text:list-item>
      </text:list>
      <text:p text:style-name="Standard"/>
      <text:p text:style-name="Standard">AWS Transit Gateway – regional construct</text:p>
      <text:list xml:id="list2813015410659783595" text:style-name="L10">
        <text:list-item>
          <text:list>
            <text:list-item>
              <text:p text:style-name="P18">is like a router(HUB)</text:p>
            </text:list-item>
            <text:list-item>
              <text:p text:style-name="P18">connects <text:span text:style-name="T1">VPC's</text:span> and <text:span text:style-name="T1">on-premise </text:span>to a HUB </text:p>
            </text:list-item>
          </text:list>
        </text:list-item>
      </text:list>
      <text:p text:style-name="Standard"/>
      <text:p text:style-name="Standard">AWS Virtual Private GateWay -</text:p>
      <text:p text:style-name="Standard"><text:tab/>- it is on the EDGE of your VPC to connect to VPC to On-Premise client via <text:span text:style-name="T1">VPN</text:span></text:p>
      <text:p text:style-name="Standard"/>
      <text:p text:style-name="Standard"/>
      <text:p text:style-name="Standard">AWS WAF -</text:p>
      <text:p text:style-name="Standard"><text:tab/><text:span text:style-name="T1">W</text:span>eb<text:span text:style-name="T1">A</text:span>pplication<text:span text:style-name="T1">F</text:span>irewall – to protect your web-application, </text:p>
      <text:p text:style-name="Standard"><text:tab/>pricing based on – number of rules deployed.</text:p>
      <text:p text:style-name="Standard"/>
      <text:p text:style-name="Standard">AWS EMR - </text:p>
      <text:p text:style-name="Standard"><text:tab/>High Performance analysis for BigData using Apache Spark, Apache Hive.</text:p>
      <text:p text:style-name="Standard"><text:tab/>Uses Hadoop framework on EC2 instances</text:p>
      <text:p text:style-name="Standard"><text:soft-page-break/></text:p>
      <text:p text:style-name="Standard">AWS Global Accelerator </text:p>
      <text:p text:style-name="Standard"><text:tab/>keywords – static ip address + less latency</text:p>
      <text:p text:style-name="Standard"/>
      <text:p text:style-name="P2"/>
      <text:p text:style-name="P4">Amazon Simple Workflow Service (SWF) --</text:p>
      <text:p text:style-name="P4">Is a web service that makes it easy to coordinate work across distributed application components. SWF enables applications for a range of use cases, including media processing, web application back-ends, business process workflows, and analytics pipelines.</text:p>
      <text:p text:style-name="P4"/>
      <text:p text:style-name="P4"/>
      <text:p text:style-name="P4">Internet Gateway -</text:p>
      <text:p text:style-name="P4"/>
      <text:p text:style-name="P4"/>
      <text:p text:style-name="P4"/>
      <text:p text:style-name="P4"/>
      <text:p text:style-name="P4">Network Address Translation (NAT) Gateway - </text:p>
      <text:p text:style-name="P7"><text:span text:style-name="T7">private subnet accessing external endpoints. Requires internet through NAT Gateway</text:span><text:span text:style-name="T16"> </text:span></text:p>
      <text:p text:style-name="P4"/>
      <text:p text:style-name="P4">Amazon Fsx -</text:p>
      <text:p text:style-name="Standard">Amazon FSx provides you with <text:span text:style-name="T1">two</text:span> file systems to choose from: <text:span text:style-name="T1">Amazon FSx for Windows File Server for business applications</text:span> and<text:span text:style-name="T1"> Amazon FSx for Lustre</text:span> for high-performance workloads </text:p>
      <text:p text:style-name="Standard"/>
      <text:p text:style-name="P4"><text:tab/>FSx for lustre - </text:p>
      <text:p text:style-name="Standard"><text:tab/>Amazon FSx for Lustre is a <text:span text:style-name="T1">fully managed</text:span> service that provides cost-effective, high-<text:tab/>performance, scalable storage for <text:span text:style-name="T1">compute</text:span> workloads.</text:p>
      <text:p text:style-name="Standard"/>
      <text:p text:style-name="Standard"/>
      <text:p text:style-name="Standard">AWS Fargate – <text:span text:style-name="T3">key – compute to container services</text:span></text:p>
      <text:p text:style-name="Standard">AWS Fargate is a serverless compute engine for containers that works with both Amazon Elastic Container Service (ECS) and Amazon Elastic Kubernetes Service (EKS). </text:p>
      <text:p text:style-name="Standard"/>
      <text:p text:style-name="Standard"/>
      <text:p text:style-name="P6"><text:span text:style-name="T8">AWS Certificate Manager</text:span> -</text:p>
      <text:p text:style-name="Standard">AWS Certificate Manager is a service that lets you easily provision, manage, and deploy public and private Secure Sockets Layer/Transport Layer Security (SSL/TLS) certificates for use with AWS(Amazon Web Service) services and your internal connected resources. 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8">Database Engine</text:p>
            </table:table-cell>
            <table:table-cell table:style-name="Table1.A1" office:value-type="string">
              <text:p text:style-name="P8">Default Port Number</text:p>
            </table:table-cell>
          </table:table-row>
        </table:table-header-rows>
        <table:table-row>
          <table:table-cell table:style-name="Table1.A1" office:value-type="string">
            <text:p text:style-name="P8">Aurora/MySQL/</text:p>
            <text:p text:style-name="P8">MariaDB</text:p>
          </table:table-cell>
          <table:table-cell table:style-name="Table1.A1" office:value-type="string">
            <text:p text:style-name="P8">3306</text:p>
          </table:table-cell>
        </table:table-row>
        <table:table-row>
          <table:table-cell table:style-name="Table1.A1" office:value-type="string">
            <text:p text:style-name="P8">PostgreSQL</text:p>
          </table:table-cell>
          <table:table-cell table:style-name="Table1.A1" office:value-type="string">
            <text:p text:style-name="P8">5432</text:p>
          </table:table-cell>
        </table:table-row>
        <table:table-row>
          <table:table-cell table:style-name="Table1.A1" office:value-type="string">
            <text:p text:style-name="P8">Oracle</text:p>
          </table:table-cell>
          <table:table-cell table:style-name="Table1.A1" office:value-type="string">
            <text:p text:style-name="P8">1521</text:p>
          </table:table-cell>
        </table:table-row>
        <table:table-row>
          <table:table-cell table:style-name="Table1.A1" office:value-type="string">
            <text:p text:style-name="P8">SQL Server</text:p>
          </table:table-cell>
          <table:table-cell table:style-name="Table1.A1" office:value-type="string">
            <text:p text:style-name="P8">1433</text:p>
          </table:table-cell>
        </table:table-row>
      </table:table>
      <text:p text:style-name="Standard"/>
      <text:p text:style-name="P6"><text:soft-page-break/></text:p>
      <text:p text:style-name="Standard"/>
      <text:p text:style-name="Standard">Elastic Cache <text:s text:c="2"/>- use when you want to cache data from database/datastore</text:p>
      <text:p text:style-name="Standard"/>
      <text:p text:style-name="Standard">Cloudfront – use when you want to cache the data to an edge location so no request is sent to the origin <text:tab/><text:tab/>server.</text:p>
      <text:p text:style-name="Standard"/>
      <text:p text:style-name="Standard">AWS PrivateLink -</text:p>
      <text:p text:style-name="Standard">To provide <text:span text:style-name="T1">private</text:span> connectivity between – <text:span text:style-name="T1">VPC, aws services, on-premise network </text:span>- **without accessing/exposing to public internet.</text:p>
      <text:p text:style-name="P3">Example – connect/access to aws parameter store(aws service) from VPC without connecting to internet.</text:p>
      <text:p text:style-name="P3"/>
      <text:p text:style-name="Standard"/>
      <text:p text:style-name="P6"><text:span text:style-name="T14">Amazon Elastic Kubernetes Service (</text:span><text:span text:style-name="T15">EKS</text:span><text:span text:style-name="T14">)</text:span> -</text:p>
      <text:p text:style-name="Standard">Amazon Elastic Kubernetes Service (Amazon EKS) gives you the flexibility to start, run, and scale Kubernetes applications in the AWScloud or on-premises </text:p>
      <text:p text:style-name="Standard"/>
      <text:p text:style-name="Standard">AWS Config - <text:s/></text:p>
      <text:p text:style-name="Standard"/>
      <text:p text:style-name="Standard"/>
      <text:p text:style-name="Standard">AWS OpsWork - </text:p>
      <text:p text:style-name="Standard">AWS OpsWorks is a <text:span text:style-name="T1">configuration management service that provides managed instances of Chef and Puppet</text:span>. ... OpsWorks lets you use Chef and Puppet to automate how servers are <text:span text:style-name="T1">configured, deployed, and managed </text:span>across your Amazon EC2 instances or on-premises compute environments. </text:p>
      <text:p text:style-name="Standard"/>
      <text:p text:style-name="Standard"/>
      <text:p text:style-name="Standard"/>
      <text:p text:style-name="Standard"/>
      <text:p text:style-name="Standard">What does user instance metadata vs instance user data <text:s/>store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inters/Key words/Exam Tips -</text:p>
      <text:p text:style-name="Standard"/>
      <text:list xml:id="list3848967680731323625" text:style-name="L11">
        <text:list-item>
          <text:p text:style-name="P21"><text:span text:style-name="T8">tightly-coupled High Performance Computing (HPC)</text:span> <text:s/>- <text:s/><text:span text:style-name="T8">Elastic Fabric Adapter (EFA)</text:span></text:p>
        </text:list-item>
        <text:list-item>
          <text:p text:style-name="P21"><text:span text:style-name="T12">Linux instances needs file storage, Go for EFS</text:span><text:span text:style-name="T8"> </text:span></text:p>
        </text:list-item>
        <text:list-item>
          <text:p text:style-name="P21"><text:span text:style-name="T12">The main differences between EBS and EFS is that EBS is only accessible from a single EC2 instance <text:tab/>in your particular AWS region, while EFS allows you to mount the file system across multiple regions <text:tab/>and instances. <text:s/><text:tab/><text:tab/></text:span><text:span text:style-name="T13">BUT</text:span><text:span text:style-name="T12"> <text:s/><text:tab/><text:tab/><text:tab/>you can now enable Multi-Attach on Amazon </text:span><text:span text:style-name="T12"><text:tab/>EBS Provisioned IOPS io1 volumes to allow a single volume to be concurrently attached to up to </text:span><text:soft-page-break/><text:span text:style-name="T12"><text:tab/>sixteen AWS Nitro System-based Amazon Elastic Compute Cloud (Amazon EC2) instances within the <text:tab/>same Availability Zone </text:span><text:span text:style-name="T8"><text:s/></text:span><text:s/>(as of FEB 2020)</text:p>
        </text:list-item>
        <text:list-item>
          <text:p text:style-name="P21"><text:span text:style-name="T12">Run SQL queries in S3/Large scale datasets <text:s/>= </text:span><text:span text:style-name="T13">Athena</text:span> </text:p>
        </text:list-item>
        <text:list-item>
          <text:p text:style-name="P21"><text:span text:style-name="T12">Data loading for analysis later</text:span> = Kinesis those</text:p>
        </text:list-item>
        <text:list-item>
          <text:p text:style-name="P21"><text:span text:style-name="T12">Static content on S3 = Cloudfront</text:span> </text:p>
        </text:list-item>
        <text:list-item>
          <text:p text:style-name="P21"><text:span text:style-name="T8">Read replicas are available in </text:span><text:span text:style-name="T9">Amazon RDS</text:span><text:span text:style-name="T8"> - for MySQL, MariaDB, PostgreSQL, Oracle, <text:tab/>and <text:tab/>SQL Server as well as Amazon Aurora.</text:span> </text:p>
        </text:list-item>
        <text:list-item>
          <text:p text:style-name="P21"><text:span text:style-name="T8">Custom security groups do not have inbound allow rules (all inbound traffic is denied by <text:tab/>default)</text:span> </text:p>
        </text:list-item>
        <text:list-item>
          <text:p text:style-name="P21">Dynamo DB - <text:span text:style-name="T8">to prevent read old “Stale” data = use strongly consistent reads</text:span> (exam hint)</text:p>
        </text:list-item>
        <text:list-item>
          <text:p text:style-name="P21"><text:span text:style-name="T8">When you want to access Dynamo db via Lambda Function ---- </text:span><text:span text:style-name="T10">To allow Lambda function <text:tab/>from accessing DyanmoDB = Create a role + set the necessary permission to access <text:tab/>DynamoDB + assign to Lambda</text:span> </text:p>
        </text:list-item>
        <text:list-item>
          <text:p text:style-name="P21"><text:span text:style-name="T8">For VPC ------- <text:s/>application in a private subnet needs to call other AWS service + </text:span><text:span text:style-name="T9">without <text:tab/>leaving amazon <text:s/>network</text:span><text:span text:style-name="T8"> = Use Amazon VPC endpoint.</text:span></text:p>
        </text:list-item>
        <text:list-item>
          <text:p text:style-name="P22">keywords*****<text:line-break/> <text:tab/>a – “dynamic port routing” = Application load balancer<text:line-break/> <text:tab/>b – ” static web application” = CloudFront<text:line-break/> <text:tab/>c – “geographically redundant ,scalable and highly available” = Amazon Route 53 and Auto <text:tab/>Scaling</text:p>
        </text:list-item>
        <text:list-item>
          <text:p text:style-name="P22">accessed infrequently + retrieved immediately + cost-optimized = Amazon S3 Standard <text:tab/>Infrequent Access </text:p>
        </text:list-item>
        <text:list-item>
          <text:p text:style-name="P21"><text:span text:style-name="T8">keyword “</text:span><text:span text:style-name="T10">master keys and unencrypted data should never be sent to AWS</text:span><text:span text:style-name="T8"> ” then you have <text:tab/>to client-side encryption with a client-side master key to send encrypted data.</text:span> <text:s/></text:p>
        </text:list-item>
        <text:list-item>
          <text:p text:style-name="P21"><text:span text:style-name="T9">Security groups </text:span><text:span text:style-name="T8">are stateful (</text:span><text:span text:style-name="T10">stateful</text:span><text:span text:style-name="T8"> - if something allowed to come in – it automatically <text:tab/>qualifies to flow out) and there is always an explicit deny.</text:span> </text:p>
        </text:list-item>
        <text:list-item>
          <text:p text:style-name="P21"><text:span text:style-name="T8">to provide </text:span><text:span text:style-name="T9">High availability to RDS</text:span><text:span text:style-name="T8"> = Configure RDS MySQL to Multi-AZ.</text:span></text:p>
        </text:list-item>
        <text:list-item>
          <text:p text:style-name="P22">Lambda Related -</text:p>
          <text:list>
            <text:list-item>
              <text:list>
                <text:list-header>
                  <text:p text:style-name="P21"><text:span text:style-name="T8"><text:s/><text:tab/>Traffic is very low. It will not hit Lambda limitation. </text:span><text:s/></text:p>
                  <text:list>
                    <text:list-header>
                      <text:p text:style-name="P21"><text:s/><text:tab/><text:span text:style-name="T8">Lambda can handle Concurrent executions 1,000 per seconds per region and this limit can <text:tab/>be increased.</text:span> </text:p>
                      <text:p text:style-name="P21">18. <text:tab/><text:span text:style-name="T8">The health check grace period is the amount of time Amazon EC2 Auto Scaling waits before <text:tab/>checking the health status of the instance. Amazon EC2 status checks and Elastic Load <text:tab/>Balancing health checks can complete before the health check grace period expires. <text:tab/>However, Amazon EC2 Auto Scaling does not act on them until the health check grace <text:tab/></text:span><text:span text:style-name="T8">period expires.</text:span></text:p>
                    </text:list-header>
                  </text:list>
                </text:list-header>
              </text:list>
            </text:list-item>
          </text:list>
        </text:list-item>
      </text:list>
      <text:p text:style-name="P6"/>
      <text:list xml:id="list8394234765335015123" text:style-name="L12">
        <text:list-item>
          <text:p text:style-name="P20">Keyworkd “Web sockets” = Application load balancer</text:p>
        </text:list-item>
        <text:list-item>
          <text:p text:style-name="P20">to prevent deleting/overwriting an object in S3 for a fixed amount of time = Use S3 Object lock (WORM) model</text:p>
        </text:list-item>
        <text:list-item>
          <text:p text:style-name="P20">custom domain name (CName)= CloudFront with S3 as origin </text:p>
        </text:list-item>
        <text:list-item>
          <text:p text:style-name="P20">The maximum number EC2 instances <text:span text:style-name="T1">per region </text:span>is 20 instances.</text:p>
        </text:list-item>
        <text:list-item>
          <text:p text:style-name="P20">to collect logs from EC2 instances = Install the Amazon CloudWatch Logs agent on EC2 instances. </text:p>
        </text:list-item>
        <text:list-item>
          <text:p text:style-name="P19"><text:span text:style-name="T14">You ca</text:span>n send <text:span text:style-name="T1">3,500</text:span> PUT/COPY/POST/DELETE or <text:span text:style-name="T1">5,500</text:span> GET/HEAD requests per second per prefix in an S3 bucket. There are no limits to the number of prefixes that you can have in your bucket. </text:p>
        </text:list-item>
        <text:list-item>
          <text:p text:style-name="P19">Keyword “Docker ” = ECS</text:p>
        </text:list-item>
        <text:list-item>
          <text:p text:style-name="P19">CloudWatch TunnelState Metric - best approach to monitor the state of VPN Connection.</text:p>
        </text:list-item>
        <text:list-item>
          <text:p text:style-name="P19">transactional + scalable database + high write consistency + linked tables = Amazon Aurora</text:p>
        </text:list-item>
        <text:list-item>
          <text:p text:style-name="P19"><text:soft-page-break/>AWS allow penetration for some resources without prior authorization.</text:p>
        </text:list-item>
        <text:list-item>
          <text:p text:style-name="P19"><text:s/>Lambda tracks the <text:span text:style-name="T6">number of requests</text:span>, <text:span text:style-name="T17">the</text:span><text:span text:style-name="T1"> latency per request</text:span>, and the <text:span text:style-name="T1">number of requests resulting in an error </text:span>.</text:p>
        </text:list-item>
        <text:list-item>
          <text:p text:style-name="P19">Spot Instances = Batch Processing</text:p>
        </text:list-item>
        <text:list-item>
          <text:p text:style-name="P19">Network access control list = default setting – all allowed.</text:p>
        </text:list-item>
        <text:list-item>
          <text:p text:style-name="P19">AWS OpsWork = manage server stacks – on Premise and AWS</text:p>
        </text:list-item>
        <text:list-item>
          <text:p text:style-name="P19">self-manage a database environment = Create an EC2 Instance and install the database service accordingly.</text:p>
        </text:list-item>
        <text:list-item>
          <text:p text:style-name="P19">Fully managed database service – Aurora db</text:p>
        </text:list-item>
        <text:list-item>
          <text:p text:style-name="P19">Random High rate read and writes + works with SQL &amp;&amp; NoSQL = EBS Provisioned IOPS SSD (io1) </text:p>
        </text:list-item>
        <text:list-item>
          <text:p text:style-name="P19">Fully managed + Fast+ flexible schema + Automatic scaling with no downtime = DynamoDB </text:p>
        </text:list-item>
        <text:list-item>
          <text:p text:style-name="P19">Use an IAM Role to Grant Permissions to Applications Running on Amazon EC2 Instances. </text:p>
        </text:list-item>
        <text:list-item>
          <text:p text:style-name="P19">indexed metadata = DynamoDB </text:p>
        </text:list-item>
        <text:list-item>
          <text:p text:style-name="P19">Amazon Kinesis Data Firehose = data loading. </text:p>
        </text:list-item>
      </text:list>
      <text:list xml:id="list7243482152503601303" text:style-name="L13">
        <text:list-header>
          <text:p/>
        </text:list-header>
      </text:list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raphik" svg:font-family="Graphik"/>
    <style:font-face style:name="Mandali" svg:font-family="Mandali, sans-serif"/>
    <style:font-face style:name="Noto Sans" svg:font-family="'Noto Sans', 'Helvetica Neue', 'Segoe UI', Helvetica, Verdana, Arial, sans-serif"/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14T07:30:30.80</meta:creation-date>
    <meta:editing-duration>P62DT7H42M33S</meta:editing-duration>
    <meta:editing-cycles>44</meta:editing-cycles>
    <meta:generator>OpenOffice/4.1.7$Win32 OpenOffice.org_project/417m1$Build-9800</meta:generator>
    <meta:initial-creator>Shreyas Devarkar</meta:initial-creator>
    <dc:date>2021-08-15T15:37:07.86</dc:date>
    <dc:creator>Shreyas Devarkar</dc:creator>
    <meta:document-statistic meta:table-count="1" meta:image-count="0" meta:object-count="0" meta:page-count="6" meta:paragraph-count="141" meta:word-count="1603" meta:character-count="9730"/>
  </office:meta>
</office:document-meta>
</file>